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7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3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02:55.96">
            <text:p>2020/5/30 16:02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02:55.96">
            <text:p>2020/5/30 16:02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office:forms form:automatic-focus="false" form:apply-design-mode="false"/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9">
            <text:p>05.30</text:p>
          </table:table-cell>
          <table:table-cell table:style-name="ce44"/>
          <table:table-cell table:style-name="ce47" office:value-type="date" office:date-value="2020-05-30T16:02:23.5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9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02:54.29">
            <text:p>2020/5/30 16:02</text:p>
          </table:table-cell>
          <table:table-cell table:style-name="ce14" table:formula="of:=NOW()" office:value-type="date" office:date-value="2020-05-30T16:02:54.29">
            <text:p>2020/5/30 16:02</text:p>
          </table:table-cell>
          <table:table-cell table:style-name="ce14" table:formula="of:=NOW()" office:value-type="date" office:date-value="2020-05-30T16:02:54.29">
            <text:p>2020/5/30 16:02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1)">
            <text:p>sn(1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/>
          <table:table-cell table:style-name="ce38"/>
          <table:table-cell table:style-name="ce41" table:number-columns-repeated="2"/>
          <table:table-cell table:style-name="ce38"/>
          <table:table-cell table:style-name="ce41"/>
          <table:table-cell table:style-name="ce28"/>
          <table:table-cell table:style-name="ce54" table:number-columns-repeated="2"/>
          <table:table-cell table:style-name="ce56"/>
          <table:table-cell table:style-name="ce57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3" table:number-columns-repeated="2"/>
          <table:table-cell table:style-name="ce55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0T16:02:56.05">
            <text:p>2020/5/30 16:02</text:p>
          </table:table-cell>
          <table:table-cell table:style-name="ce14" table:formula="of:=NOW()" office:value-type="date" office:date-value="2020-05-30T16:02:56.05">
            <text:p>2020/5/30 16:02</text:p>
          </table:table-cell>
          <table:table-cell table:style-name="ce14" table:formula="of:=NOW()" office:value-type="date" office:date-value="2020-05-30T16:02:56.05">
            <text:p>2020/5/30 16:02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30T16:02:56.05">
            <text:p>2020/5/30 16:02</text:p>
          </table:table-cell>
          <table:table-cell table:style-name="ce14" table:formula="of:=NOW()" office:value-type="date" office:date-value="2020-05-30T16:02:56.05">
            <text:p>2020/5/30 16:02</text:p>
          </table:table-cell>
          <table:table-cell table:style-name="ce14" table:formula="of:=NOW()" office:value-type="date" office:date-value="2020-05-30T16:02:56.05">
            <text:p>2020/5/30 16:02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59"/>
        <table:table-column table:style-name="co1" table:default-cell-style-name="ce61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58"/>
          <table:table-cell table:style-name="ce39"/>
          <table:table-cell table:style-name="ce32"/>
          <table:table-cell table:style-name="ce26"/>
          <table:table-cell table:style-name="ce30"/>
          <table:table-cell table:style-name="ce60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58"/>
          <table:table-cell table:style-name="ce39"/>
          <table:table-cell table:style-name="ce32"/>
          <table:table-cell table:style-name="ce26"/>
          <table:table-cell table:style-name="ce30"/>
          <table:table-cell table:style-name="ce60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58"/>
          <table:table-cell table:style-name="ce39"/>
          <table:table-cell table:style-name="ce32"/>
          <table:table-cell table:style-name="ce26"/>
          <table:table-cell table:style-name="ce30"/>
          <table:table-cell table:style-name="ce60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02:56.16">
            <text:p>2020/5/30 16:02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58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63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table:style-name="ce61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62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30T16:02:56.17">
            <text:p>2020/5/30 16:02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2020/05/30</text:date>, <text:time>16:02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30T16:02:55.70</dc:date>
    <dc:creator>iwabuchi ken</dc:creator>
    <meta:editing-duration>PT22H18M27S</meta:editing-duration>
    <meta:editing-cycles>118</meta:editing-cycles>
    <meta:generator>OpenOffice/4.1.3$Win32 OpenOffice.org_project/413m1$Build-9783</meta:generator>
    <meta:document-statistic meta:table-count="6" meta:cell-count="225" meta:object-count="0"/>
  </office:meta>
</office:document-meta>
</file>